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Pup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2:42:48.77841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9-06-09T12:43:21.396994819</dc:date>
    <meta:editing-duration>P3DT15H16M25S</meta:editing-duration>
    <meta:editing-cycles>953</meta:editing-cycles>
    <meta:generator>LibreOffice/6.2.3.2$Linux_X86_64 LibreOffice_project/20$Build-2</meta:generator>
    <meta:document-statistic meta:table-count="1" meta:cell-count="219" meta:object-count="0"/>
  </office:meta>
</office:document-meta>
</file>